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b9ddd" officeooo:paragraph-rsid="001b9ddd" style:font-size-asian="15.75pt" style:font-size-complex="18pt"/>
    </style:style>
    <style:style style:name="T1" style:family="text">
      <style:text-properties officeooo:rsid="001d2c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<text:span text:style-name="T1">gi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3:22:52.272957863</meta:creation-date>
    <dc:date>2020-10-17T13:24:38.650847830</dc:date>
    <meta:editing-duration>PT1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10" meta:non-whitespace-character-count="8"/>
  </office:meta>
</office:document-meta>
</file>